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gexFunction.generateTemplate( String rawTemplat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RegexFunction.isFirstElementGroup( String raw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gexFunction.RegexFun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gexFunction.getReference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exFunction.execute( SampleResult previousResult , Sampler currentSampler )</text:p>
          </table:table-cell>
          <table:table-cell office:value-type="float" office:value="24">
            <text:p text:style-name="Table_20_Contents">24</text:p>
          </table:table-cell>
          <table:table-cell office:value-type="float" office:value="20">
            <text:p text:style-name="Table_20_Contents">20</text:p>
          </table:table-cell>
          <table:table-cell office:value-type="float" office:value="97">
            <text:p text:style-name="Table_20_Contents">97</text:p>
          </table:table-cell>
        </table:table-row>
        <table:table-row>
          <table:table-cell office:value-type="string">
            <text:p text:style-name="Table_20_Contents">RegexFunction.getArgumentDes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exFunction.generateResult( MatchResult match , String namep , Object [ ] template , JMeterVariables va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gexFunction.setParameters( Collection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gexFunction.saveGroups( MatchResult result , String namep , JMeterVariables va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